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Jinbū village” that the old
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/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/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/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/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/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aotome. A freshman at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y name is Tokonatsu. I'm a freshman, too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/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/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/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/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/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‘ＩＴＥＭ’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n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Young Lady
“Be sure to take extra care in red-arrow
area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way
forward, then there's no way we're gettin'
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method by which we
can weed out 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is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side him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